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Envy Code R VS" svg:font-family="'Envy Code R V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Envy Code R VS" fo:font-size="10pt" style:font-size-asian="10pt" style:font-size-complex="10pt"/>
    </style:style>
    <style:style style:name="P2" style:family="paragraph" style:parent-style-name="Text_20_body">
      <style:text-properties style:font-name="Verdana" fo:font-size="10pt" style:font-size-asian="10pt" style:font-size-complex="10pt"/>
    </style:style>
    <style:style style:name="P3" style:family="paragraph" style:parent-style-name="Quotations">
      <style:text-properties style:font-name="Verdana" fo:font-size="10pt" fo:language="zxx" fo:country="none" style:language-asian="zxx" style:country-asian="none" style:language-complex="zxx" style:country-complex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inks interesantes</text:span>:</text:p>
      <text:p text:style-name="P1"/>
      <text:p text:style-name="P1">C# from a Java developer's perpspective: <text:a xlink:type="simple" xlink:href="http://www.25hoursaday.com/CsharpVsJava.html">http://www.25hoursaday.com/CsharpVsJava.html</text:a></text:p>
      <text:p text:style-name="P1">Jump to C# - C# Help: <text:a xlink:type="simple" xlink:href="http://www.csharphelp.com/2006/01/jump-to-c/">http://www.csharphelp.com/2006/01/jump-to-c/</text:a></text:p>
      <text:p text:style-name="P1"/>
      <text:p text:style-name="P1"><text:span text:style-name="T1">Java final vs C# sealed</text:span>:</text:p>
      <text:p text:style-name="P1"/>
      <text:p text:style-name="P1">En lo que a nuestro proyecto se refiere, lo que nos interesa en entender la intencion de algo tan esoterico para un desarrollador de c# como el uso de "JAVA_final" en:</text:p>
      <text:p text:style-name="P1"/>
      <text:p text:style-name="P1">public void assignToRoute(final Itinerary itinerary)</text:p>
      <text:p text:style-name="P1"/>
      <text:p text:style-name="P1">Segun Jump to C#:</text:p>
      <text:p text:style-name="P1"/>
      <text:p text:style-name="P2"><text:span text:style-name="T2">final</text:span> vs. <text:span text:style-name="T2">sealed </text:span></text:p>
      <text:p text:style-name="P3">final Keyword is used in three contexts in Java.<text:line-break/>3. A final instance variable is a constant</text:p>
      <text:p text:style-name="P3">People will tell you that there's a equivalent new '<text:span text:style-name="T2">sealed</text:span>' keyword. Take it with a grain of salt. For there are pitfalls.</text:p>
      <text:p text:style-name="P3">3. Two news keywords are provided for the third Java functionality.</text:p>
      <text:p text:style-name="P3"><text:span text:style-name="T2">const</text:span> <text:span text:style-name="T2">int</text:span> a = 5; // Compile time<text:line-break/><text:span text:style-name="T2">readonly</text:span> Singleton s = new Singleton(); // Runtime</text:p>
      <text:p text:style-name="P1">Entendomos por tanto que el significado de JAVA_final en nuestro caso, es irrelevante, ya que por defecto en c# se da ese comprtamiento en el contexto analizado.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Envy Code R VS" svg:font-family="'Envy Code R V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9M14S</meta:editing-duration>
    <meta:editing-cycles>3</meta:editing-cycles>
    <meta:generator>OpenOffice.org/3.2$Win32 OpenOffice.org_project/320m12$Build-9483</meta:generator>
    <dc:date>2010-06-09T10:56:43.05</dc:date>
    <meta:document-statistic meta:table-count="0" meta:image-count="0" meta:object-count="0" meta:page-count="1" meta:paragraph-count="13" meta:word-count="157" meta:character-count="971"/>
    <meta:user-defined meta:name="Info 1"/>
    <meta:user-defined meta:name="Info 2"/>
    <meta:user-defined meta:name="Info 3"/>
    <meta:user-defined meta:name="Info 4"/>
  </office:meta>
</office:document-meta>
</file>